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Times New Roman" style:font-name-complex="Times New Roman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style:font-name-complex="Times New Roman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imes New Roman" style:font-name-complex="Times New Roman"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rt0xe" style:family="paragraph">
      <style:paragraph-properties fo:margin-top="0in" fo:margin-bottom="0.0416in" fo:background-color="#FFFFFF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style:font-name="Times New Roman" style:font-name-complex="Times New Roman" fo:language="ru" fo:country="RU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P33" style:parent-style-name="TableContents" style:family="paragraph">
      <style:text-properties style:font-name="Times New Roman" style:font-name-complex="Times New Roman" fo:language="ru" fo:country="RU"/>
    </style:style>
    <style:style style:name="P34" style:parent-style-name="TableContents" style:family="paragraph">
      <style:text-properties style:font-name="Times New Roman" style:font-name-complex="Times New Roman" fo:language="ru" fo:country="RU"/>
    </style:style>
    <style:style style:name="P35" style:parent-style-name="TableContents" style:family="paragraph">
      <style:text-properties style:font-name="Times New Roman" style:font-name-complex="Times New Roman"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39" style:parent-style-name="Основнойшрифтабзаца" style:family="text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list-style-name="LFO2" style:family="paragraph"/>
    <style:style style:name="T57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/>
    </style:style>
    <style:style style:name="T58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T59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T60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P61" style:parent-style-name="TableContents" style:list-style-name="LFO2" style:family="paragraph"/>
    <style:style style:name="T62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/>
    </style:style>
    <style:style style:name="T63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T64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P65" style:parent-style-name="TableContents" style:list-style-name="LFO2" style:family="paragraph"/>
    <style:style style:name="T66" style:parent-style-name="StrongEmphasis" style:family="text">
      <style:text-properties fo:font-weight="normal" style:font-weight-asian="normal" style:font-weight-complex="normal" style:letter-kerning="false"/>
    </style:style>
    <style:style style:name="T67" style:parent-style-name="StrongEmphasis" style:family="text">
      <style:text-properties fo:font-weight="normal" style:font-weight-asian="normal" style:font-weight-complex="normal" style:letter-kerning="false" fo:language="ru" fo:country="RU"/>
    </style:style>
    <style:style style:name="T68" style:parent-style-name="StrongEmphasis" style:family="text">
      <style:text-properties fo:font-weight="normal" style:font-weight-asian="normal" style:font-weight-complex="normal" style:letter-kerning="false" fo:language="ru" fo:country="RU"/>
    </style:style>
    <style:style style:name="T69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/>
    </style:style>
    <style:style style:name="T70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T71" style:parent-style-name="StrongEmphasis" style:family="text">
      <style:text-properties style:font-name="Times New Roman" style:font-name-complex="Times New Roman" fo:font-weight="normal" style:font-weight-asian="normal" style:font-weight-complex="normal" style:letter-kerning="false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 style:font-name-complex="Times New Roman"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 style:font-name-complex="Times New Roman"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style:font-name-complex="Times New Roman"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style:font-name-complex="Times New Roman"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T8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Times New Roman" style:font-name-complex="Times New Roman"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style:font-name="Times New Roman" style:font-name-complex="Times New Roman" fo:language="ru" fo:country="RU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18" style:parent-style-name="Основнойшрифтабзаца" style:family="text">
      <style:text-properties style:font-name="Times New Roman" style:font-name-complex="Times New Roman" fo:language="ru" fo:country="RU"/>
    </style:style>
    <style:style style:name="P119" style:parent-style-name="Textbody" style:family="paragraph">
      <style:text-properties style:font-name="Times New Roman" style:font-name-complex="Times New Roman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Максимов Максим Леонид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возможность изменить реализацию метода в подкласс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Статические вложенные, внутренние, локальные, анонимны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<text:span text:style-name="T26">final</text:span><text:span text:style-name="T27">?</text:span></text:p>
          </table:table-cell>
          <table:table-cell table:style-name="TableCell28">
            <text:p text:style-name="TableContents"><text:span text:style-name="T29">Модификатор<text:s/></text:span><text:span text:style-name="T30">final</text:span><text:span text:style-name="T31"><text:s/></text:span><text:span text:style-name="T32">используется:</text:span></text:p>
            <text:p text:style-name="P33">1.Для классов, чтобы запретить наследование данного класса.</text:p>
            <text:p text:style-name="P34">2.Для метода, чтобы запретить переопределение этого метода в дочерних классах.</text:p>
            <text:p text:style-name="P35">3. Для переменной, чтобы запретить изменение значения переменной.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<text:s/></text:span><text:span text:style-name="T39">варианты использования ключевого слова<text:s/></text:span><text:span text:style-name="T40">try</text:span><text:span text:style-name="T41">?</text:span></text:p>
          </table:table-cell>
          <table:table-cell table:style-name="TableCell42">
            <text:p text:style-name="TableContents"><text:span text:style-name="T43">Try catch –<text:s/></text:span><text:span text:style-name="T44">обработка исключений.</text:span></text:p>
            <text:p text:style-name="TableContents"><text:span text:style-name="T45">Try with resources –<text:s/></text:span><text:span text:style-name="T46">освобождение</text:span><text:span text:style-name="T47"><text:s/></text:span><text:span text:style-name="T48">ресурсов.</text:span></text:p>
          </table:table-cell>
        </table:table-row>
        <table:table-row table:style-name="TableRow49">
          <table:table-cell table:style-name="TableCell50">
            <text:p text:style-name="TableContents"><text:span text:style-name="T51">Какие есть стандартные реализации интерфейса<text:s/></text:span><text:span text:style-name="T52">List</text:span><text:span text:style-name="T53"><text:s/></text:span><text:span text:style-name="T54">и в каких ситуациях их нужно использовать?</text:span></text:p>
          </table:table-cell>
          <table:table-cell table:style-name="TableCell55">
            <text:list text:style-name="LFO2" text:continue-numbering="true">
              <text:list-item>
                <text:p text:style-name="P56"><text:span text:style-name="T57">ArrayList</text:span><text:span text:style-name="T58"><text:s/></text:span><text:span text:style-name="T59">-</text:span><text:span text:style-name="T60"><text:s/>список на основе оптимизированного расширяемого массива. Подходит, когда нужно хранить элементы в определенном порядке и быстро получать к ним доступ по индексу.</text:span></text:p>
              </text:list-item>
              <text:list-item>
                <text:p text:style-name="P61"><text:span text:style-name="T62">LinkedList</text:span><text:span text:style-name="T63"><text:s/>- двусвязный список, где каждый элемент хранит ссылки на предыдущий и следующий элемент.</text:span><text:span text:style-name="T64"><text:s/>Подходит когда нужно часто вставлять элементы в начало списка.</text:span></text:p>
              </text:list-item>
              <text:list-item>
                <text:p text:style-name="P65"><text:span text:style-name="T66">Vector</text:span><text:span text:style-name="T67"><text:s/></text:span><text:span text:style-name="T68">– это синхронизированная версия<text:s/></text:span><text:span text:style-name="T69">ArrayList</text:span><text:span text:style-name="T70">. Подходит когда нужна потокобезопас</text:span><text:span text:style-name="T71">ность.</text:span></text:p>
              </text:list-item>
            </text:list>
          </table:table-cell>
        </table:table-row>
        <table:table-row table:style-name="TableRow72">
          <table:table-cell table:style-name="TableCell73">
            <text:p text:style-name="P74">В чём основная идея стримов из пакета java.util.stream?</text:p>
          </table:table-cell>
          <table:table-cell table:style-name="TableCell75">
            <text:p text:style-name="P76">Сделать код более простым и читаемым при работе с данными.</text:p>
          </table:table-cell>
        </table:table-row>
        <table:table-row table:style-name="TableRow77">
          <table:table-cell table:style-name="TableCell78" table:number-columns-spanned="2">
            <text:p text:style-name="P79">Разное</text:p>
          </table:table-cell>
          <table:covered-table-cell/>
        </table:table-row>
        <table:table-row table:style-name="TableRow80">
          <table:table-cell table:style-name="TableCell81">
            <text:p text:style-name="P82">Каким критериям должна удовлетворять<text:s/>«хорошая» хэш-функция?</text:p>
          </table:table-cell>
          <table:table-cell table:style-name="TableCell83">
            <text:p text:style-name="P84">Быстрое вычисление, минимизация коллизий, однородное распределение по диапазону хэш значений.</text:p>
          </table:table-cell>
        </table:table-row>
        <table:table-row table:style-name="TableRow85">
          <table:table-cell table:style-name="TableCell86">
            <text:p text:style-name="TableContents"><text:span text:style-name="T87">В чём причина популярности и широкого распространения кодировки<text:s/></text:span><text:span text:style-name="T88">UTF</text:span><text:span text:style-name="T89">-8?</text:span></text:p>
          </table:table-cell>
          <table:table-cell table:style-name="TableCell90">
            <text:p text:style-name="P91">Позволяет кодировать практически все символы всех языков.</text:p>
          </table:table-cell>
        </table:table-row>
        <table:table-row table:style-name="TableRow92">
          <table:table-cell table:style-name="TableCell93">
            <text:p text:style-name="TableContents"><text:span text:style-name="T94">Сравните форматы<text:s/></text:span><text:span text:style-name="T95">XML</text:span><text:span text:style-name="T96"><text:s/></text:span><text:span text:style-name="T97">и<text:s/></text:span><text:span text:style-name="T98">JSON</text:span><text:span text:style-name="T99">.<text:s/></text:span><text:span text:style-name="T100">Когда какой использовать?</text:span></text:p>
          </table:table-cell>
          <table:table-cell table:style-name="TableCell101">
            <text:p text:style-name="TableContents"><text:span text:style-name="T102">XML</text:span><text:span text:style-name="T103"><text:s/>используется когда нужна сложная иерархическая структура и не нужна высокая скорость передачи данных.</text:span></text:p>
            <text:p text:style-name="TableContents"><text:span text:style-name="T104">JSON</text:span><text:span text:style-name="T105"><text:s/>используется когда нужна легкая структура данных и быстрая скорость передачи. Легко читается.</text:span></text:p>
          </table:table-cell>
        </table:table-row>
        <text:soft-page-break/>
        <table:table-row table:style-name="TableRow106">
          <table:table-cell table:style-name="TableCell107">
            <text:p text:style-name="TableContents"><text:span text:style-name="T108">Опишите что будет происходить «под капотом» после ввода адреса сайта в браузере и нажатия<text:s/></text:span><text:span text:style-name="T109">Enter</text:span><text:span text:style-name="T110">?</text:span></text:p>
          </table:table-cell>
          <table:table-cell table:style-name="TableCell111">
            <text:p text:style-name="TableContents"><text:span text:style-name="T112">При первом запросе, сделает<text:s/></text:span><text:span text:style-name="T113">DNS</text:span><text:span text:style-name="T114">-</text:span><text:span text:style-name="T115">запрос на получение<text:s/></text:span><text:span text:style-name="T116">IP</text:span><text:span text:style-name="T117"><text:s/></text:span><text:span text:style-name="T118">сервера. Браузер установит соединение с сервером сайта и сделает нужный запрос для обработки приложением.</text:span>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rt0xe" style:display-name="trt0xe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ky</dc:creator>
    <meta:creation-date>2017-10-20T23:40:00Z</meta:creation-date>
    <dc:date>2024-09-08T22:35:00Z</dc:date>
    <meta:template xlink:href="Normal" xlink:type="simple"/>
    <meta:editing-cycles>11</meta:editing-cycles>
    <meta:editing-duration>PT2700S</meta:editing-duration>
    <meta:document-statistic meta:page-count="2" meta:paragraph-count="4" meta:word-count="324" meta:character-count="2168" meta:row-count="15" meta:non-whitespace-character-count="1848"/>
  </office:meta>
</office:document-meta>
</file>